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Normal">
      <style:text-properties fo:font-weight="bold" officeooo:paragraph-rsid="000c8299" style:font-weight-asian="bold" style:font-weight-complex="bold"/>
    </style:style>
    <style:style style:name="P3" style:family="paragraph" style:parent-style-name="Normal">
      <style:text-properties officeooo:rsid="0058d0fc" officeooo:paragraph-rsid="0058d0fc"/>
    </style:style>
    <style:style style:name="P4" style:family="paragraph" style:parent-style-name="Normal">
      <style:text-properties officeooo:rsid="005bfac0" officeooo:paragraph-rsid="005bfac0"/>
    </style:style>
    <style:style style:name="P5" style:family="paragraph" style:parent-style-name="Normal">
      <style:text-properties officeooo:rsid="00206f30" officeooo:paragraph-rsid="005decc3"/>
    </style:style>
    <style:style style:name="P6" style:family="paragraph" style:parent-style-name="Normal">
      <style:paragraph-properties fo:margin-left="0in" fo:margin-right="0in" fo:text-indent="0.4917in" style:auto-text-indent="false"/>
      <style:text-properties fo:font-weight="bold" style:font-weight-asian="bold" style:font-weight-complex="bold"/>
    </style:style>
    <style:style style:name="P7" style:family="paragraph" style:parent-style-name="Normal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8" style:family="paragraph" style:parent-style-name="Normal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5749"/>
    </style:style>
    <style:style style:name="T3" style:family="text">
      <style:text-properties officeooo:rsid="001b784f"/>
    </style:style>
    <style:style style:name="T4" style:family="text">
      <style:text-properties style:text-underline-style="solid" style:text-underline-width="auto" style:text-underline-color="font-color" officeooo:rsid="0043e4e4"/>
    </style:style>
    <style:style style:name="T5" style:family="text">
      <style:text-properties style:text-underline-style="solid" style:text-underline-width="auto" style:text-underline-color="font-color" officeooo:rsid="00584c17"/>
    </style:style>
    <style:style style:name="T6" style:family="text">
      <style:text-properties officeooo:rsid="0039fd82"/>
    </style:style>
    <style:style style:name="T7" style:family="text">
      <style:text-properties officeooo:rsid="003db912"/>
    </style:style>
    <style:style style:name="T8" style:family="text">
      <style:text-properties officeooo:rsid="00401f5c"/>
    </style:style>
    <style:style style:name="T9" style:family="text">
      <style:text-properties officeooo:rsid="00584c17"/>
    </style:style>
    <style:style style:name="T10" style:family="text">
      <style:text-properties officeooo:rsid="0058d0fc"/>
    </style:style>
    <style:style style:name="T11" style:family="text">
      <style:text-properties officeooo:rsid="005bfac0"/>
    </style:style>
    <style:style style:name="T12" style:family="text">
      <style:text-properties officeooo:rsid="005decc3"/>
    </style:style>
    <style:style style:name="T13" style:family="text">
      <style:text-properties officeooo:rsid="0060ea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iche de description « <text:span text:style-name="T4">Gérer les </text:span><text:span text:style-name="T5">recours</text:span><text:span text:style-name="T4"> qui ont été soumis</text:span> » </text:p>
      <text:p text:style-name="Normal"><text:span text:style-name="Police_20_par_20_défaut"><text:span text:style-name="T1">Nom de cas:</text:span></text:span> Gérer les <text:span text:style-name="T9">recours</text:span> qui ont été soumis<text:span text:style-name="T6">.</text:span></text:p>
      <text:p text:style-name="Normal"><text:span text:style-name="Police_20_par_20_défaut"><text:span text:style-name="T1">Objectif:</text:span></text:span> <text:span text:style-name="T9">Rendre disponible pour un enseignant de autoriser ou refuser un recours soumis par un étudiant avec des options supplémentaires</text:span>!<text:line-break/><text:span text:style-name="Police_20_par_20_défaut"><text:span text:style-name="T1">Acteur Principale :</text:span></text:span> <text:span text:style-name="T9">Enseignant</text:span>.</text:p>
      <text:p text:style-name="Normal"><text:span text:style-name="Police_20_par_20_défaut"><text:span text:style-name="T1">Acteur Secondaire: </text:span></text:span><text:span text:style-name="T7">Interface Web, Base de données</text:span>.</text:p>
      <text:p text:style-name="Normal"><text:span text:style-name="Police_20_par_20_défaut"><text:span text:style-name="T1">Version:</text:span></text:span> <text:span text:style-name="T9">2</text:span>.0</text:p>
      <text:p text:style-name="Normal"><text:span text:style-name="Police_20_par_20_défaut"><text:span text:style-name="T1">Date:</text:span></text:span> <text:span text:style-name="T9">20</text:span>/0<text:span text:style-name="T8">3</text:span>/2020</text:p>
      <text:p text:style-name="P1">Responsable:</text:p>
      <text:p text:style-name="P1">Description des enchaînements:</text:p>
      <text:p text:style-name="P1">Pré conditions:</text:p>
      <text:p text:style-name="Normal">- Authentification.</text:p>
      <text:p text:style-name="P1">Enchaînements:</text:p>
      <text:p text:style-name="Normal"><text:span text:style-name="Police_20_par_20_défaut"><text:span text:style-name="T1">Séquencement Fonctionnel:</text:span></text:span></text:p>
      <text:p text:style-name="P7"><text:tab/>Séquencement Nominal:</text:p>
      <text:p text:style-name="Normal"><text:span text:style-name="T2">n</text:span>1. <text:span text:style-name="T8">Lancer l’application web et s’authentifier en tant qu’enseignant.</text:span></text:p>
      <text:p text:style-name="Normal"><text:span text:style-name="T2">n2</text:span>. Choisissez un <text:span text:style-name="T10">recours</text:span> à traiter!</text:p>
      <text:p text:style-name="P3">n3. Traiter le recours en acceptant ou refusant et avec des informations supplémentaire sur le recours!</text:p>
      <text:p text:style-name="P3">n4. Retourne au page d’accueil.</text:p>
      <text:p text:style-name="P2"><text:tab/>Séquencement Alternatif:</text:p>
      <text:p text:style-name="Normal"><text:span text:style-name="T3">a</text:span>1. <text:span text:style-name="T11">Si</text:span> l’<text:span text:style-name="T11">enseignant</text:span> a accepté <text:span text:style-name="T11">le recours</text:span>, il peut choisir d<text:span text:style-name="T11">e notifier</text:span> l'étudiant de la nouvelle note ou non! <text:span text:style-name="T11">Retourne au (n4).</text:span></text:p>
      <text:p text:style-name="P4">a2. Si l’enseignant a refusé le recours, il peut choisir de donner une explication sur le recours à l'étudiant ou non! Retourne au (n4).</text:p>
      <text:p text:style-name="P6">Séquencement Exceptionnel:</text:p>
      <text:p text:style-name="P5">- En cas ou la connexion ou le serveur n’est pas disponible on actualise la page et retourne l’<text:span text:style-name="T12">enseignant</text:span> <text:span text:style-name="T11">à</text:span> la page d’accueil.</text:p>
      <text:p text:style-name="P1">Post conditions:</text:p>
      <text:p text:style-name="Normal">- <text:span text:style-name="T12">Notifier l'étudiant de l'état de son recours!</text:span></text:p>
      <text:p text:style-name="Normal">- <text:span text:style-name="T13">Sauvegarder les changement et toutes les actions entreprises dans un fichier log pour être vu par l’administr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Pavilion</meta:initial-creator>
    <meta:creation-date>2020-02-18T15:54:00Z</meta:creation-date>
    <dc:date>2020-03-21T20:53:36.607958720</dc:date>
    <meta:editing-cycles>42</meta:editing-cycles>
    <meta:editing-duration>PT3H58M32S</meta:editing-duration>
    <meta:document-statistic meta:table-count="0" meta:image-count="0" meta:object-count="0" meta:page-count="1" meta:paragraph-count="25" meta:word-count="207" meta:character-count="1354" meta:non-whitespace-character-count="1169"/>
    <meta:template xlink:type="simple" xlink:actuate="onRequest" xlink:title="" xlink:href="Normal"/>
  </office:meta>
</office:document-meta>
</file>